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</office:font-face-decls>
  <office:automatic-styles>
    <style:style style:name="Table2" style:family="table">
      <style:table-properties style:width="17.627cm" fo:margin-left="0.249cm" fo:margin-top="0cm" fo:margin-bottom="0cm" table:align="left" style:writing-mode="page"/>
    </style:style>
    <style:style style:name="Table2.A" style:family="table-column">
      <style:table-column-properties style:column-width="5.782cm"/>
    </style:style>
    <style:style style:name="Table2.B" style:family="table-column">
      <style:table-column-properties style:column-width="5.756cm"/>
    </style:style>
    <style:style style:name="Table2.C" style:family="table-column">
      <style:table-column-properties style:column-width="6.089cm"/>
    </style:style>
    <style:style style:name="Table2.1" style:family="table-row">
      <style:table-row-properties style:min-row-height="2.708cm" fo:keep-together="auto"/>
    </style:style>
    <style:style style:name="Table2.A1" style:family="table-cell">
      <style:table-cell-properties fo:padding="0cm" fo:border-left="none" fo:border-right="none" fo:border-top="0.5pt solid #000000" fo:border-bottom="none"/>
    </style:style>
    <style:style style:name="P1" style:family="paragraph" style:parent-style-name="Heading_20_1">
      <style:paragraph-properties fo:margin-top="0.002cm" fo:margin-bottom="0cm" style:contextual-spacing="false" fo:text-align="start" style:justify-single-word="false"/>
      <style:text-properties officeooo:paragraph-rsid="00016552"/>
    </style:style>
    <style:style style:name="P2" style:family="paragraph" style:parent-style-name="Text_20_body">
      <style:paragraph-properties fo:margin-left="0.289cm" fo:margin-right="0.229cm" fo:margin-top="0.25cm" fo:margin-bottom="0cm" style:contextual-spacing="false" fo:line-height="103%" fo:text-align="justify" style:justify-single-word="false" fo:text-indent="-0.021cm" style:auto-text-indent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.289cm" fo:margin-right="0cm" fo:margin-top="0.349cm" fo:margin-bottom="0cm" style:contextual-spacing="false" fo:line-height="150%" fo:text-indent="-0.021cm" style:auto-text-indent="false"/>
      <style:text-properties fo:font-size="10pt" officeooo:paragraph-rsid="000357f2" style:font-size-asian="10pt" style:font-size-complex="10pt"/>
    </style:style>
    <style:style style:name="P4" style:family="paragraph" style:parent-style-name="Text_20_body">
      <style:paragraph-properties fo:margin-left="0.268cm" fo:margin-right="0cm" fo:margin-top="0.122cm" fo:margin-bottom="0cm" style:contextual-spacing="false"/>
      <style:text-properties fo:font-size="10pt" officeooo:paragraph-rsid="00016552" style:font-size-asian="10pt" style:font-size-complex="10pt"/>
    </style:style>
    <style:style style:name="P5" style:family="paragraph" style:parent-style-name="Text_20_body">
      <style:paragraph-properties fo:margin-left="0.268cm" fo:margin-right="0cm" fo:margin-top="0.247cm" fo:margin-bottom="0cm" style:contextual-spacing="false"/>
      <style:text-properties fo:font-size="10pt" officeooo:paragraph-rsid="000357f2" style:font-size-asian="10pt" style:font-size-complex="10pt"/>
    </style:style>
    <style:style style:name="P6" style:family="paragraph" style:parent-style-name="Text_20_body">
      <style:paragraph-properties fo:margin-top="0.146cm" fo:margin-bottom="0cm" style:contextual-spacing="false"/>
    </style:style>
    <style:style style:name="P7" style:family="paragraph" style:parent-style-name="Text_20_body">
      <style:paragraph-properties fo:margin-left="0.268cm" fo:margin-right="0cm"/>
    </style:style>
    <style:style style:name="P8" style:family="paragraph" style:parent-style-name="Text_20_body">
      <style:paragraph-properties fo:margin-top="0.22cm" fo:margin-bottom="0cm" style:contextual-spacing="false"/>
    </style:style>
    <style:style style:name="P9" style:family="paragraph" style:parent-style-name="Text_20_body">
      <style:text-properties officeooo:paragraph-rsid="0001fff7"/>
    </style:style>
    <style:style style:name="P10" style:family="paragraph" style:parent-style-name="Heading_20_1">
      <style:paragraph-properties fo:line-height="0.577cm"/>
      <style:text-properties fo:color="#666666" loext:opacity="100%" fo:letter-spacing="-0.004cm"/>
    </style:style>
    <style:style style:name="P11" style:family="paragraph" style:parent-style-name="Heading_20_1">
      <style:paragraph-properties fo:margin-top="0.002cm" fo:margin-bottom="0cm" style:contextual-spacing="false"/>
      <style:text-properties fo:color="#666666" loext:opacity="100%" fo:letter-spacing="-0.004cm"/>
    </style:style>
    <style:style style:name="P12" style:family="paragraph" style:parent-style-name="Heading_20_1">
      <style:text-properties fo:color="#666666" loext:opacity="100%" fo:letter-spacing="-0.004cm" officeooo:paragraph-rsid="00016552"/>
    </style:style>
    <style:style style:name="P13" style:family="paragraph" style:parent-style-name="Title" style:master-page-name="Standard">
      <style:paragraph-properties style:page-number="auto"/>
    </style:style>
    <style:style style:name="P14" style:family="paragraph" style:parent-style-name="List_20_Paragraph" style:list-style-name="WWNum1">
      <style:paragraph-properties fo:margin-left="0.593cm" fo:margin-right="0cm" fo:margin-top="0.104cm" fo:margin-bottom="0cm" style:contextual-spacing="false" fo:line-height="100%" fo:text-align="start" style:justify-single-word="false" fo:text-indent="-0.337cm" style:auto-text-indent="false">
        <style:tab-stops>
          <style:tab-stop style:position="0.593cm"/>
        </style:tab-stops>
      </style:paragraph-properties>
    </style:style>
    <style:style style:name="P15" style:family="paragraph" style:parent-style-name="List_20_Paragraph" style:list-style-name="WWNum1">
      <style:paragraph-properties fo:margin-left="0.593cm" fo:margin-right="0cm" fo:margin-top="0.095cm" fo:margin-bottom="0cm" style:contextual-spacing="false" fo:line-height="100%" fo:text-align="start" style:justify-single-word="false" fo:text-indent="-0.337cm" style:auto-text-indent="false">
        <style:tab-stops>
          <style:tab-stop style:position="0.593cm"/>
        </style:tab-stops>
      </style:paragraph-properties>
    </style:style>
    <style:style style:name="P16" style:family="paragraph" style:parent-style-name="List_20_Paragraph" style:list-style-name="WWNum1">
      <style:paragraph-properties fo:margin-left="0.593cm" fo:margin-right="0cm" fo:margin-top="0.102cm" fo:margin-bottom="0cm" style:contextual-spacing="false" fo:line-height="100%" fo:text-align="start" style:justify-single-word="false" fo:text-indent="-0.337cm" style:auto-text-indent="false">
        <style:tab-stops>
          <style:tab-stop style:position="0.593cm"/>
        </style:tab-stops>
      </style:paragraph-properties>
    </style:style>
    <style:style style:name="P17" style:family="paragraph" style:parent-style-name="List_20_Paragraph" style:list-style-name="WWNum1">
      <style:paragraph-properties fo:margin-left="1.506cm" fo:margin-right="0.235cm" fo:margin-top="0.002cm" fo:margin-bottom="0cm" style:contextual-spacing="false" fo:line-height="100%" fo:text-align="start" style:justify-single-word="false" fo:text-indent="-0.725cm" style:auto-text-indent="false">
        <style:tab-stops>
          <style:tab-stop style:position="1.506cm"/>
        </style:tab-stops>
      </style:paragraph-properties>
    </style:style>
    <style:style style:name="P18" style:family="paragraph" style:parent-style-name="List_20_Paragraph" style:list-style-name="WWNum1">
      <style:paragraph-properties fo:margin-left="1.505cm" fo:margin-right="0cm" fo:margin-top="0cm" fo:margin-bottom="0cm" style:contextual-spacing="false" fo:line-height="100%" fo:text-align="start" style:justify-single-word="false" fo:text-indent="-0.723cm" style:auto-text-indent="false">
        <style:tab-stops>
          <style:tab-stop style:position="1.505cm"/>
        </style:tab-stops>
      </style:paragraph-properties>
    </style:style>
    <style:style style:name="P19" style:family="paragraph" style:parent-style-name="List_20_Paragraph" style:list-style-name="WWNum1">
      <style:paragraph-properties fo:margin-left="1.505cm" fo:margin-right="0cm" fo:margin-top="0cm" fo:margin-bottom="0cm" style:contextual-spacing="false" fo:line-height="0.474cm" fo:text-align="start" style:justify-single-word="false" fo:text-indent="-0.723cm" style:auto-text-indent="false">
        <style:tab-stops>
          <style:tab-stop style:position="1.505cm"/>
        </style:tab-stops>
      </style:paragraph-properties>
    </style:style>
    <style:style style:name="P20" style:family="paragraph" style:parent-style-name="List_20_Paragraph">
      <style:paragraph-properties fo:margin-left="1.506cm" fo:margin-right="0.233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506cm"/>
        </style:tab-stops>
      </style:paragraph-properties>
      <style:text-properties fo:font-size="10pt" officeooo:paragraph-rsid="00068db6" style:font-size-asian="10pt" style:font-size-complex="10pt"/>
    </style:style>
    <style:style style:name="P21" style:family="paragraph" style:parent-style-name="List_20_Paragraph" style:list-style-name="WWNum1">
      <style:paragraph-properties fo:margin-left="1.506cm" fo:margin-right="0.233cm" fo:margin-top="0cm" fo:margin-bottom="0cm" style:contextual-spacing="false" fo:line-height="100%" fo:text-align="start" style:justify-single-word="false" fo:text-indent="-0.725cm" style:auto-text-indent="false">
        <style:tab-stops>
          <style:tab-stop style:position="1.506cm"/>
        </style:tab-stops>
      </style:paragraph-properties>
      <style:text-properties fo:font-size="10pt" officeooo:paragraph-rsid="00068db6" style:font-size-asian="10pt" style:font-size-complex="10pt"/>
    </style:style>
    <style:style style:name="P22" style:family="paragraph" style:parent-style-name="List_20_Paragraph" style:list-style-name="WWNum1">
      <style:paragraph-properties fo:margin-left="1.506cm" fo:margin-right="0.235cm" fo:margin-top="0cm" fo:margin-bottom="0cm" style:contextual-spacing="false" fo:line-height="100%" fo:text-align="start" style:justify-single-word="false" fo:text-indent="-0.725cm" style:auto-text-indent="false">
        <style:tab-stops>
          <style:tab-stop style:position="1.506cm"/>
        </style:tab-stops>
      </style:paragraph-properties>
      <style:text-properties fo:font-size="10pt" officeooo:paragraph-rsid="00055301" style:font-size-asian="10pt" style:font-size-complex="10pt"/>
    </style:style>
    <style:style style:name="P23" style:family="paragraph" style:parent-style-name="List_20_Paragraph" style:list-style-name="WWNum1">
      <style:paragraph-properties fo:margin-left="1.506cm" fo:margin-right="0.235cm" fo:margin-top="0cm" fo:margin-bottom="0cm" style:contextual-spacing="false" fo:line-height="100%" fo:text-align="start" style:justify-single-word="false" fo:text-indent="-0.725cm" style:auto-text-indent="false">
        <style:tab-stops>
          <style:tab-stop style:position="1.506cm"/>
        </style:tab-stops>
      </style:paragraph-properties>
      <style:text-properties fo:font-size="10pt" officeooo:rsid="00055301" officeooo:paragraph-rsid="00055301" style:font-size-asian="10pt" style:font-size-complex="10pt"/>
    </style:style>
    <style:style style:name="P24" style:family="paragraph" style:parent-style-name="Standard">
      <style:paragraph-properties fo:margin-left="4.147cm" fo:margin-right="4.112cm" fo:margin-top="0.141cm" fo:margin-bottom="0cm" style:contextual-spacing="false" fo:line-height="152%" fo:text-align="center" style:justify-single-word="false" fo:text-indent="0.002cm" style:auto-text-indent="false"/>
      <style:text-properties officeooo:paragraph-rsid="00016552"/>
    </style:style>
    <style:style style:name="P25" style:family="paragraph" style:parent-style-name="Standard">
      <style:paragraph-properties fo:margin-left="0.235cm" fo:margin-right="0cm" fo:margin-top="0.111cm" fo:margin-bottom="0cm" style:contextual-spacing="false" fo:text-align="start" style:justify-single-word="false" fo:text-indent="0cm" style:auto-text-indent="false">
        <style:tab-stops>
          <style:tab-stop style:position="15.249cm"/>
        </style:tab-stops>
      </style:paragraph-properties>
    </style:style>
    <style:style style:name="P26" style:family="paragraph" style:parent-style-name="Standard">
      <style:paragraph-properties fo:margin-left="0.235cm" fo:margin-right="0cm" fo:margin-top="0.358cm" fo:margin-bottom="0cm" style:contextual-spacing="false" fo:text-align="start" style:justify-single-word="false" fo:text-indent="0cm" style:auto-text-indent="false">
        <style:tab-stops>
          <style:tab-stop style:position="17.858cm" style:type="right"/>
        </style:tab-stops>
      </style:paragraph-properties>
    </style:style>
    <style:style style:name="P27" style:family="paragraph" style:parent-style-name="Standard">
      <style:paragraph-properties fo:margin-left="0.235cm" fo:margin-right="0cm" fo:margin-top="0.097cm" fo:margin-bottom="0cm" style:contextual-spacing="false" fo:text-align="start" style:justify-single-word="false" fo:text-indent="0cm" style:auto-text-indent="false">
        <style:tab-stops>
          <style:tab-stop style:position="17.858cm" style:type="right"/>
        </style:tab-stops>
      </style:paragraph-properties>
    </style:style>
    <style:style style:name="P28" style:family="paragraph" style:parent-style-name="Standard">
      <style:paragraph-properties fo:margin-left="0.268cm" fo:margin-right="0cm" fo:margin-top="0.002cm" fo:margin-bottom="0cm" style:contextual-spacing="false" fo:text-align="start" style:justify-single-word="false" fo:text-indent="0cm" style:auto-text-indent="false"/>
    </style:style>
    <style:style style:name="P29" style:family="paragraph" style:parent-style-name="Standard">
      <style:paragraph-properties fo:margin-left="0.235cm" fo:margin-right="0cm" fo:margin-top="0.002cm" fo:margin-bottom="0cm" style:contextual-spacing="false" fo:text-align="start" style:justify-single-word="false" fo:text-indent="0cm" style:auto-text-indent="false">
        <style:tab-stops>
          <style:tab-stop style:position="12.349cm"/>
        </style:tab-stops>
      </style:paragraph-properties>
    </style:style>
    <style:style style:name="P30" style:family="paragraph" style:parent-style-name="Standard">
      <style:paragraph-properties fo:margin-left="0.235cm" fo:margin-right="0.226cm" fo:margin-top="0.252cm" fo:margin-bottom="0cm" style:contextual-spacing="false" fo:line-height="115%" fo:text-align="justify" style:justify-single-word="false" fo:text-indent="0.034cm" style:auto-text-indent="false">
        <style:tab-stops>
          <style:tab-stop style:position="11.807cm"/>
        </style:tab-stops>
      </style:paragraph-properties>
      <style:text-properties officeooo:paragraph-rsid="00016552"/>
    </style:style>
    <style:style style:name="P31" style:family="paragraph" style:parent-style-name="Standard">
      <style:paragraph-properties fo:margin-top="0.002cm" fo:margin-bottom="0cm" style:contextual-spacing="false" fo:text-align="start" style:justify-single-word="false"/>
      <style:text-properties fo:font-size="14pt" fo:font-weight="bold" officeooo:paragraph-rsid="00016552" style:font-size-asian="14pt" style:font-weight-asian="bold"/>
    </style:style>
    <style:style style:name="P32" style:family="paragraph" style:parent-style-name="Table_20_Paragraph" style:list-style-name="WWNum2">
      <style:paragraph-properties fo:margin-left="1.549cm" fo:margin-right="0cm" fo:margin-top="0.25cm" fo:margin-bottom="0cm" style:contextual-spacing="false" fo:line-height="100%" fo:text-align="start" style:justify-single-word="false" fo:text-indent="-0.635cm" style:auto-text-indent="false">
        <style:tab-stops>
          <style:tab-stop style:position="1.549cm"/>
        </style:tab-stops>
      </style:paragraph-properties>
      <style:text-properties fo:font-size="10pt" fo:letter-spacing="-0.007cm" officeooo:rsid="00016552" officeooo:paragraph-rsid="00016552" style:font-size-asian="10pt" style:font-size-complex="10pt"/>
    </style:style>
    <style:style style:name="P33" style:family="paragraph" style:parent-style-name="Table_20_Paragraph" style:list-style-name="WWNum2">
      <style:paragraph-properties fo:margin-left="1.549cm" fo:margin-right="0cm" fo:margin-top="0.25cm" fo:margin-bottom="0cm" style:contextual-spacing="false" fo:line-height="100%" fo:text-align="start" style:justify-single-word="false" fo:text-indent="-0.635cm" style:auto-text-indent="false">
        <style:tab-stops>
          <style:tab-stop style:position="1.549cm"/>
        </style:tab-stops>
      </style:paragraph-properties>
      <style:text-properties fo:font-size="10pt" fo:letter-spacing="-0.007cm" officeooo:rsid="000357f2" officeooo:paragraph-rsid="000357f2" style:font-size-asian="10pt" style:font-size-complex="10pt"/>
    </style:style>
    <style:style style:name="P34" style:family="paragraph" style:parent-style-name="Table_20_Paragraph" style:list-style-name="WWNum2">
      <style:paragraph-properties fo:margin-left="1.549cm" fo:margin-right="0cm" fo:margin-top="0.25cm" fo:margin-bottom="0cm" style:contextual-spacing="false" fo:line-height="100%" fo:text-align="start" style:justify-single-word="false" fo:text-indent="-0.635cm" style:auto-text-indent="false">
        <style:tab-stops>
          <style:tab-stop style:position="1.549cm"/>
        </style:tab-stops>
      </style:paragraph-properties>
      <style:text-properties fo:font-size="10pt" fo:letter-spacing="-0.007cm" officeooo:rsid="00055301" officeooo:paragraph-rsid="00055301" style:font-size-asian="10pt" style:font-size-complex="10pt"/>
    </style:style>
    <style:style style:name="P35" style:family="paragraph" style:parent-style-name="Table_20_Paragraph" style:list-style-name="WWNum3">
      <style:paragraph-properties fo:margin-left="1.621cm" fo:margin-right="0cm" fo:margin-top="0.019cm" fo:margin-bottom="0cm" style:contextual-spacing="false" fo:line-height="100%" fo:text-align="start" style:justify-single-word="false" fo:text-indent="-0.635cm" style:auto-text-indent="false">
        <style:tab-stops>
          <style:tab-stop style:position="1.727cm"/>
        </style:tab-stops>
      </style:paragraph-properties>
      <style:text-properties fo:font-size="10pt" officeooo:paragraph-rsid="00016552" style:font-size-asian="10pt" style:font-size-complex="10pt"/>
    </style:style>
    <style:style style:name="P36" style:family="paragraph" style:parent-style-name="Table_20_Paragraph" style:list-style-name="WWNum3">
      <style:paragraph-properties fo:margin-left="1.621cm" fo:margin-right="0cm" fo:margin-top="0.25cm" fo:margin-bottom="0cm" style:contextual-spacing="false" fo:line-height="100%" fo:text-align="start" style:justify-single-word="false" fo:text-indent="-0.635cm" style:auto-text-indent="false">
        <style:tab-stops>
          <style:tab-stop style:position="1.727cm"/>
        </style:tab-stops>
      </style:paragraph-properties>
      <style:text-properties fo:font-size="10pt" fo:letter-spacing="-0.009cm" officeooo:paragraph-rsid="00016552" style:font-size-asian="10pt" style:font-size-complex="10pt"/>
    </style:style>
    <style:style style:name="P37" style:family="paragraph" style:parent-style-name="Table_20_Paragraph" style:list-style-name="WWNum3">
      <style:paragraph-properties fo:margin-left="1.621cm" fo:margin-right="0cm" fo:margin-top="0.019cm" fo:margin-bottom="0cm" style:contextual-spacing="false" fo:line-height="100%" fo:text-align="start" style:justify-single-word="false" fo:text-indent="-0.635cm" style:auto-text-indent="false">
        <style:tab-stops>
          <style:tab-stop style:position="1.727cm"/>
        </style:tab-stops>
      </style:paragraph-properties>
      <style:text-properties fo:font-size="10pt" fo:letter-spacing="-0.009cm" officeooo:paragraph-rsid="00016552" style:font-size-asian="10pt" style:font-size-complex="10pt"/>
    </style:style>
    <style:style style:name="P38" style:family="paragraph" style:parent-style-name="Table_20_Paragraph" style:list-style-name="WWNum3">
      <style:paragraph-properties fo:margin-left="1.621cm" fo:margin-right="0cm" fo:margin-top="0.018cm" fo:margin-bottom="0cm" style:contextual-spacing="false" fo:line-height="100%" fo:text-align="start" style:justify-single-word="false" fo:text-indent="-0.635cm" style:auto-text-indent="false">
        <style:tab-stops>
          <style:tab-stop style:position="1.727cm"/>
        </style:tab-stops>
      </style:paragraph-properties>
      <style:text-properties fo:font-size="10pt" fo:letter-spacing="-0.004cm" officeooo:paragraph-rsid="00016552" style:font-size-asian="10pt" style:font-size-complex="10pt"/>
    </style:style>
    <style:style style:name="P39" style:family="paragraph" style:parent-style-name="Table_20_Paragraph">
      <style:paragraph-properties fo:margin-left="1.727cm" fo:margin-right="0cm" fo:margin-top="0.25cm" fo:margin-bottom="0cm" style:contextual-spacing="false" fo:line-height="100%" fo:text-align="start" style:justify-single-word="false" fo:text-indent="0cm" style:auto-text-indent="false">
        <style:tab-stops>
          <style:tab-stop style:position="1.727cm"/>
        </style:tab-stops>
      </style:paragraph-properties>
      <style:text-properties officeooo:paragraph-rsid="00016552"/>
    </style:style>
    <style:style style:name="P40" style:family="paragraph" style:parent-style-name="Text_20_body">
      <style:paragraph-properties fo:margin-top="0.205cm" fo:margin-bottom="0cm" style:contextual-spacing="false"/>
      <style:text-properties fo:font-size="10pt" style:font-size-asian="10pt"/>
    </style:style>
    <style:style style:name="P41" style:family="paragraph" style:parent-style-name="Text_20_body">
      <style:paragraph-properties fo:margin-top="0.076cm" fo:margin-bottom="0cm" style:contextual-spacing="false"/>
      <style:text-properties fo:font-size="10pt" style:font-size-asian="10pt" style:font-size-complex="10pt"/>
    </style:style>
    <style:style style:name="P42" style:family="paragraph" style:parent-style-name="Text_20_body">
      <style:paragraph-properties fo:margin-top="0.039cm" fo:margin-bottom="0cm" style:contextual-spacing="false"/>
      <style:text-properties fo:font-size="10pt" style:font-size-asian="10pt" style:font-size-complex="10pt"/>
    </style:style>
    <style:style style:name="P43" style:family="paragraph" style:parent-style-name="Text_20_body">
      <style:paragraph-properties fo:margin-left="0.268cm" fo:margin-right="0cm"/>
      <style:text-properties fo:font-size="10pt" style:font-size-asian="10pt" style:font-size-complex="10pt"/>
    </style:style>
    <style:style style:name="P44" style:family="paragraph" style:parent-style-name="Text_20_body">
      <style:paragraph-properties fo:margin-top="0.037cm" fo:margin-bottom="0cm" style:contextual-spacing="false"/>
      <style:text-properties fo:font-size="10pt" style:font-size-asian="10pt" style:font-size-complex="10pt"/>
    </style:style>
    <style:style style:name="P45" style:family="paragraph" style:parent-style-name="Text_20_body">
      <style:paragraph-properties fo:margin-left="0.871cm" fo:margin-right="0cm"/>
      <style:text-properties fo:font-size="10pt" style:font-size-asian="10pt" style:font-size-complex="10pt"/>
    </style:style>
    <style:style style:name="P46" style:family="paragraph" style:parent-style-name="Text_20_body">
      <style:text-properties officeooo:paragraph-rsid="0001fff7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letter-spacing="-0.039cm"/>
    </style:style>
    <style:style style:name="T3" style:family="text">
      <style:text-properties fo:color="#666666" loext:opacity="100%" fo:letter-spacing="-0.018cm"/>
    </style:style>
    <style:style style:name="T4" style:family="text">
      <style:text-properties fo:color="#666666" loext:opacity="100%" fo:letter-spacing="-0.004cm"/>
    </style:style>
    <style:style style:name="T5" style:family="text">
      <style:text-properties fo:color="#666666" loext:opacity="100%" fo:letter-spacing="-0.004cm" officeooo:rsid="00016552"/>
    </style:style>
    <style:style style:name="T6" style:family="text">
      <style:text-properties fo:color="#666666" loext:opacity="100%" fo:letter-spacing="-0.021cm"/>
    </style:style>
    <style:style style:name="T7" style:family="text">
      <style:text-properties fo:color="#666666" loext:opacity="100%" fo:font-size="14pt" fo:font-weight="bold" style:font-size-asian="14pt" style:font-weight-asian="bold"/>
    </style:style>
    <style:style style:name="T8" style:family="text">
      <style:text-properties fo:color="#666666" loext:opacity="100%" fo:font-size="14pt" fo:letter-spacing="-0.002cm" fo:font-weight="bold" style:font-size-asian="14pt" style:font-weight-asian="bold"/>
    </style:style>
    <style:style style:name="T9" style:family="text">
      <style:text-properties fo:color="#666666" loext:opacity="100%" fo:font-size="14pt" fo:letter-spacing="-0.004cm" fo:font-weight="bold" style:font-size-asian="14pt" style:font-weight-asian="bold"/>
    </style:style>
    <style:style style:name="T10" style:family="text">
      <style:text-properties fo:color="#666666" loext:opacity="100%" fo:letter-spacing="-0.007cm"/>
    </style:style>
    <style:style style:name="T11" style:family="text">
      <style:text-properties fo:color="#666666" loext:opacity="100%" fo:font-size="12pt" fo:font-weight="bold" style:font-size-asian="12pt" style:font-weight-asian="bold"/>
    </style:style>
    <style:style style:name="T12" style:family="text">
      <style:text-properties fo:color="#666666" loext:opacity="100%" fo:font-size="12pt" fo:font-weight="bold" officeooo:rsid="00055301" style:font-size-asian="12pt" style:font-weight-asian="bold"/>
    </style:style>
    <style:style style:name="T13" style:family="text">
      <style:text-properties fo:color="#666666" loext:opacity="100%" fo:font-size="12pt" fo:letter-spacing="-0.007cm" fo:font-weight="bold" style:font-size-asian="12pt" style:font-weight-asian="bold"/>
    </style:style>
    <style:style style:name="T14" style:family="text">
      <style:text-properties fo:color="#666666" loext:opacity="100%" fo:font-size="12pt" fo:letter-spacing="-0.005cm" fo:font-weight="bold" style:font-size-asian="12pt" style:font-weight-asian="bold"/>
    </style:style>
    <style:style style:name="T15" style:family="text">
      <style:text-properties fo:color="#666666" loext:opacity="100%" fo:font-size="12pt" fo:letter-spacing="-0.005cm" fo:font-weight="bold" officeooo:rsid="00055301" style:font-size-asian="12pt" style:font-weight-asian="bold"/>
    </style:style>
    <style:style style:name="T16" style:family="text">
      <style:text-properties fo:color="#666666" loext:opacity="100%" fo:font-size="12pt" fo:letter-spacing="-0.004cm" fo:font-weight="bold" style:font-size-asian="12pt" style:font-weight-asian="bold"/>
    </style:style>
    <style:style style:name="T17" style:family="text">
      <style:text-properties fo:color="#666666" loext:opacity="100%" fo:font-size="12pt" fo:letter-spacing="-0.004cm" fo:font-weight="normal" officeooo:rsid="00016552" style:font-size-asian="12pt" style:font-weight-asian="normal" style:font-size-complex="12pt" style:font-weight-complex="normal"/>
    </style:style>
    <style:style style:name="T18" style:family="text">
      <style:text-properties fo:font-size="11pt" fo:font-weight="bold" style:font-size-asian="11pt" style:font-weight-asian="bold"/>
    </style:style>
    <style:style style:name="T19" style:family="text">
      <style:text-properties fo:font-size="11pt" fo:font-style="italic" style:font-size-asian="11pt" style:font-style-asian="italic"/>
    </style:style>
    <style:style style:name="T20" style:family="text">
      <style:text-properties fo:font-size="11pt" fo:font-style="italic" fo:font-weight="bold" style:font-size-asian="11pt" style:font-style-asian="italic" style:font-weight-asian="bold"/>
    </style:style>
    <style:style style:name="T21" style:family="text">
      <style:text-properties fo:font-size="11pt" style:font-size-asian="11pt"/>
    </style:style>
    <style:style style:name="T22" style:family="text">
      <style:text-properties fo:font-size="11pt" fo:letter-spacing="-0.004cm" fo:font-style="italic" fo:font-weight="bold" style:font-size-asian="11pt" style:font-style-asian="italic" style:font-weight-asian="bold"/>
    </style:style>
    <style:style style:name="T23" style:family="text">
      <style:text-properties fo:color="#0462c1" loext:opacity="100%" fo:font-size="11pt" fo:font-style="italic" style:text-underline-style="solid" style:text-underline-width="auto" style:text-underline-color="#0462c1" style:font-size-asian="11pt" style:font-style-asian="italic"/>
    </style:style>
    <style:style style:name="T24" style:family="text">
      <style:text-properties fo:color="#0462c1" loext:opacity="100%" fo:font-size="11pt" fo:font-style="italic" style:font-size-asian="11pt" style:font-style-asian="italic"/>
    </style:style>
    <style:style style:name="T25" style:family="text">
      <style:text-properties fo:color="#0462c1" loext:opacity="100%" fo:font-size="10pt" fo:letter-spacing="-0.004cm" style:text-underline-style="solid" style:text-underline-width="auto" style:text-underline-color="#0462c1" fo:font-weight="bold" style:font-size-asian="10pt" style:font-weight-asian="bold"/>
    </style:style>
    <style:style style:name="T26" style:family="text">
      <style:text-properties fo:color="#0462c1" loext:opacity="100%" fo:font-size="10.5pt" style:text-underline-style="solid" style:text-underline-width="auto" style:text-underline-color="#0462c1" style:font-size-asian="10.5pt" style:font-size-complex="10.5pt"/>
    </style:style>
    <style:style style:name="T27" style:family="text">
      <style:text-properties fo:font-size="10pt" fo:font-weight="bold" style:font-size-asian="10pt" style:font-weight-asian="bold"/>
    </style:style>
    <style:style style:name="T28" style:family="text">
      <style:text-properties fo:font-size="10pt" fo:letter-spacing="-0.014cm" fo:font-weight="bold" style:font-size-asian="10pt" style:font-weight-asian="bold"/>
    </style:style>
    <style:style style:name="T29" style:family="text">
      <style:text-properties fo:font-size="10pt" fo:letter-spacing="-0.014cm" style:font-size-asian="10pt"/>
    </style:style>
    <style:style style:name="T30" style:family="text">
      <style:text-properties fo:font-size="10pt" fo:letter-spacing="-0.011cm" fo:font-weight="bold" style:font-size-asian="10pt" style:font-weight-asian="bold"/>
    </style:style>
    <style:style style:name="T31" style:family="text">
      <style:text-properties fo:font-size="10pt" fo:letter-spacing="-0.011cm" style:font-size-asian="10pt"/>
    </style:style>
    <style:style style:name="T32" style:family="text">
      <style:text-properties fo:font-size="10pt" style:font-size-asian="10pt"/>
    </style:style>
    <style:style style:name="T33" style:family="text">
      <style:text-properties fo:font-size="10pt" fo:letter-spacing="-0.009cm" style:font-size-asian="10pt"/>
    </style:style>
    <style:style style:name="T34" style:family="text">
      <style:text-properties fo:font-size="10pt" fo:letter-spacing="-0.012cm" style:font-size-asian="10pt"/>
    </style:style>
    <style:style style:name="T35" style:family="text">
      <style:text-properties fo:font-size="10pt" fo:letter-spacing="-0.004cm" style:font-size-asian="10pt"/>
    </style:style>
    <style:style style:name="T36" style:family="text">
      <style:text-properties fo:font-size="10pt" fo:letter-spacing="-0.004cm" fo:font-weight="bold" style:font-size-asian="10pt" style:font-weight-asian="bold"/>
    </style:style>
    <style:style style:name="T37" style:family="text">
      <style:text-properties fo:font-size="10pt" fo:letter-spacing="-0.007cm" style:font-size-asian="10pt"/>
    </style:style>
    <style:style style:name="T38" style:family="text">
      <style:text-properties fo:font-size="10pt" fo:letter-spacing="-0.007cm" fo:font-weight="bold" style:font-size-asian="10pt" style:font-weight-asian="bold"/>
    </style:style>
    <style:style style:name="T39" style:family="text">
      <style:text-properties fo:font-size="10pt" fo:letter-spacing="-0.005cm" fo:font-weight="bold" style:font-size-asian="10pt" style:font-weight-asian="bold"/>
    </style:style>
    <style:style style:name="T40" style:family="text">
      <style:text-properties fo:font-size="10pt" fo:letter-spacing="-0.005cm" style:font-size-asian="10pt"/>
    </style:style>
    <style:style style:name="T41" style:family="text">
      <style:text-properties fo:font-size="10pt" fo:letter-spacing="-0.019cm" fo:font-weight="bold" style:font-size-asian="10pt" style:font-weight-asian="bold"/>
    </style:style>
    <style:style style:name="T42" style:family="text">
      <style:text-properties fo:font-size="10pt" fo:letter-spacing="-0.018cm" fo:font-weight="bold" style:font-size-asian="10pt" style:font-weight-asian="bold"/>
    </style:style>
    <style:style style:name="T43" style:family="text">
      <style:text-properties fo:font-size="10pt" fo:letter-spacing="-0.016cm" fo:font-weight="bold" style:font-size-asian="10pt" style:font-weight-asian="bold"/>
    </style:style>
    <style:style style:name="T44" style:family="text">
      <style:text-properties fo:color="#111111" loext:opacity="100%"/>
    </style:style>
    <style:style style:name="T45" style:family="text">
      <style:text-properties fo:color="#111111" loext:opacity="100%" fo:letter-spacing="-0.007cm"/>
    </style:style>
    <style:style style:name="T46" style:family="text">
      <style:text-properties fo:color="#111111" loext:opacity="100%" fo:letter-spacing="-0.007cm" officeooo:rsid="000357f2"/>
    </style:style>
    <style:style style:name="T47" style:family="text">
      <style:text-properties fo:color="#111111" loext:opacity="100%" fo:letter-spacing="-0.009cm"/>
    </style:style>
    <style:style style:name="T48" style:family="text">
      <style:text-properties fo:color="#111111" loext:opacity="100%" fo:letter-spacing="-0.009cm" fo:font-weight="bold" style:font-weight-asian="bold"/>
    </style:style>
    <style:style style:name="T49" style:family="text">
      <style:text-properties fo:color="#111111" loext:opacity="100%" fo:letter-spacing="-0.005cm"/>
    </style:style>
    <style:style style:name="T50" style:family="text">
      <style:text-properties fo:color="#111111" loext:opacity="100%" fo:letter-spacing="-0.012cm"/>
    </style:style>
    <style:style style:name="T51" style:family="text">
      <style:text-properties fo:color="#111111" loext:opacity="100%" fo:letter-spacing="-0.004cm"/>
    </style:style>
    <style:style style:name="T52" style:family="text">
      <style:text-properties fo:color="#111111" loext:opacity="100%" fo:letter-spacing="-0.004cm" officeooo:rsid="00055301"/>
    </style:style>
    <style:style style:name="T53" style:family="text">
      <style:text-properties fo:color="#111111" loext:opacity="100%" fo:letter-spacing="-0.004cm" officeooo:rsid="00068db6"/>
    </style:style>
    <style:style style:name="T54" style:family="text">
      <style:text-properties fo:color="#111111" loext:opacity="100%" fo:letter-spacing="-0.011cm"/>
    </style:style>
    <style:style style:name="T55" style:family="text">
      <style:text-properties fo:color="#111111" loext:opacity="100%" fo:letter-spacing="-0.014cm"/>
    </style:style>
    <style:style style:name="T56" style:family="text">
      <style:text-properties fo:color="#111111" loext:opacity="100%" fo:letter-spacing="-0.014cm" fo:font-weight="bold" style:font-weight-asian="bold"/>
    </style:style>
    <style:style style:name="T57" style:family="text">
      <style:text-properties fo:color="#111111" loext:opacity="100%" fo:font-size="11pt" style:font-size-asian="11pt"/>
    </style:style>
    <style:style style:name="T58" style:family="text">
      <style:text-properties fo:color="#111111" loext:opacity="100%" fo:font-size="11pt" officeooo:rsid="00055301" style:font-size-asian="11pt"/>
    </style:style>
    <style:style style:name="T59" style:family="text">
      <style:text-properties fo:color="#111111" loext:opacity="100%" fo:font-size="11pt" fo:font-weight="bold" style:font-size-asian="11pt" style:font-weight-asian="bold"/>
    </style:style>
    <style:style style:name="T60" style:family="text">
      <style:text-properties fo:color="#111111" loext:opacity="100%" fo:font-size="11pt" fo:font-weight="bold" officeooo:rsid="00055301" style:font-size-asian="11pt" style:font-weight-asian="bold"/>
    </style:style>
    <style:style style:name="T61" style:family="text">
      <style:text-properties fo:color="#111111" loext:opacity="100%" fo:font-size="11pt" fo:letter-spacing="0.141cm" style:font-size-asian="11pt" style:text-scale="150%"/>
    </style:style>
    <style:style style:name="T62" style:family="text">
      <style:text-properties fo:color="#111111" loext:opacity="100%" fo:font-size="11pt" fo:letter-spacing="-0.004cm" style:font-size-asian="11pt"/>
    </style:style>
    <style:style style:name="T63" style:family="text">
      <style:text-properties fo:color="#111111" loext:opacity="100%" fo:font-size="11pt" fo:letter-spacing="-0.004cm" officeooo:rsid="00055301" style:font-size-asian="11pt"/>
    </style:style>
    <style:style style:name="T64" style:family="text">
      <style:text-properties fo:color="#111111" loext:opacity="100%" fo:font-size="11pt" fo:letter-spacing="-0.014cm" fo:font-weight="bold" style:font-size-asian="11pt" style:font-weight-asian="bold"/>
    </style:style>
    <style:style style:name="T65" style:family="text">
      <style:text-properties fo:color="#111111" loext:opacity="100%" fo:font-size="11pt" fo:letter-spacing="-0.014cm" style:font-size-asian="11pt"/>
    </style:style>
    <style:style style:name="T66" style:family="text">
      <style:text-properties fo:color="#111111" loext:opacity="100%" fo:font-size="11pt" fo:letter-spacing="-0.011cm" style:font-size-asian="11pt"/>
    </style:style>
    <style:style style:name="T67" style:family="text">
      <style:text-properties fo:color="#111111" loext:opacity="100%" fo:font-size="11pt" fo:letter-spacing="-0.011cm" fo:font-weight="bold" style:font-size-asian="11pt" style:font-weight-asian="bold"/>
    </style:style>
    <style:style style:name="T68" style:family="text">
      <style:text-properties fo:color="#111111" loext:opacity="100%" fo:font-size="11pt" fo:letter-spacing="-0.009cm" style:font-size-asian="11pt"/>
    </style:style>
    <style:style style:name="T69" style:family="text">
      <style:text-properties fo:color="#111111" loext:opacity="100%" fo:font-size="11pt" fo:letter-spacing="-0.009cm" fo:font-weight="bold" style:font-size-asian="11pt" style:font-weight-asian="bold"/>
    </style:style>
    <style:style style:name="T70" style:family="text">
      <style:text-properties fo:color="#111111" loext:opacity="100%" fo:font-size="11pt" fo:letter-spacing="-0.012cm" style:font-size-asian="11pt"/>
    </style:style>
    <style:style style:name="T71" style:family="text">
      <style:text-properties fo:color="#111111" loext:opacity="100%" fo:font-size="11pt" fo:letter-spacing="-0.012cm" fo:font-weight="bold" style:font-size-asian="11pt" style:font-weight-asian="bold"/>
    </style:style>
    <style:style style:name="T72" style:family="text">
      <style:text-properties fo:color="#111111" loext:opacity="100%" fo:font-size="11pt" fo:letter-spacing="-0.007cm" style:font-size-asian="11pt"/>
    </style:style>
    <style:style style:name="T73" style:family="text">
      <style:text-properties fo:color="#111111" loext:opacity="100%" fo:font-size="11pt" fo:letter-spacing="-0.007cm" fo:font-weight="bold" style:font-size-asian="11pt" style:font-weight-asian="bold"/>
    </style:style>
    <style:style style:name="T74" style:family="text">
      <style:text-properties fo:color="#111111" loext:opacity="100%" fo:font-size="11pt" fo:letter-spacing="0.071cm" fo:font-weight="bold" style:font-size-asian="11pt" style:font-weight-asian="bold"/>
    </style:style>
    <style:style style:name="T75" style:family="text">
      <style:text-properties fo:color="#111111" loext:opacity="100%" fo:font-size="11pt" fo:letter-spacing="0.071cm" style:font-size-asian="11pt"/>
    </style:style>
    <style:style style:name="T76" style:family="text">
      <style:text-properties fo:color="#111111" loext:opacity="100%" style:font-name="Symbol1" fo:font-size="11pt" style:font-size-asian="11pt"/>
    </style:style>
    <style:style style:name="T77" style:family="text">
      <style:text-properties fo:color="#111111" loext:opacity="100%" fo:font-weight="bold" style:font-weight-asian="bold"/>
    </style:style>
    <style:style style:name="T78" style:family="text">
      <style:text-properties fo:color="#111111" loext:opacity="100%" officeooo:rsid="000357f2"/>
    </style:style>
    <style:style style:name="T79" style:family="text">
      <style:text-properties fo:color="#111111" loext:opacity="100%" officeooo:rsid="00068db6"/>
    </style:style>
    <style:style style:name="T80" style:family="text">
      <style:text-properties fo:font-size="14pt" fo:font-weight="bold" style:font-size-asian="14pt" style:font-weight-asian="bold"/>
    </style:style>
    <style:style style:name="T81" style:family="text">
      <style:text-properties fo:font-weight="bold" style:font-weight-asian="bold"/>
    </style:style>
    <style:style style:name="T82" style:family="text">
      <style:text-properties fo:font-weight="bold" officeooo:rsid="000357f2" style:font-weight-asian="bold"/>
    </style:style>
    <style:style style:name="T83" style:family="text">
      <style:text-properties fo:letter-spacing="-0.007cm"/>
    </style:style>
    <style:style style:name="T84" style:family="text">
      <style:text-properties fo:letter-spacing="-0.007cm" fo:font-weight="bold" style:font-weight-asian="bold"/>
    </style:style>
    <style:style style:name="T85" style:family="text">
      <style:text-properties fo:letter-spacing="-0.012cm" fo:font-weight="bold" style:font-weight-asian="bold"/>
    </style:style>
    <style:style style:name="T86" style:family="text">
      <style:text-properties fo:color="#944f71" loext:opacity="100%" fo:font-size="11pt" fo:letter-spacing="-0.004cm" fo:font-style="italic" fo:font-weight="bold" style:font-size-asian="11pt" style:font-style-asian="italic" style:font-weight-asian="bold"/>
    </style:style>
    <style:style style:name="T87" style:family="text">
      <style:text-properties style:font-name="Symbol1" fo:font-size="11pt" style:font-size-asian="11pt"/>
    </style:style>
    <style:style style:name="T88" style:family="text">
      <style:text-properties fo:font-size="10.5pt" fo:font-style="italic" fo:font-weight="bold" style:font-size-asian="10.5pt" style:font-style-asian="italic" style:font-weight-asian="bold" style:font-size-complex="10.5pt"/>
    </style:style>
    <style:style style:name="T89" style:family="text">
      <style:text-properties fo:letter-spacing="-0.005cm"/>
    </style:style>
    <style:style style:name="T90" style:family="text">
      <style:text-properties fo:letter-spacing="-0.002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14cm" svg:stroke-color="#000000" draw:fill="none" loext:fill-use-slide-background="false" draw:textarea-vertical-align="top" draw:auto-grow-height="false" fo:min-height="0cm" fo:min-width="17.126cm" fo:padding-top="0.125cm" fo:padding-bottom="0.125cm" fo:padding-left="0.25cm" fo:padding-right="0.25cm" fo:wrap-option="wrap" loext:decorative="false" fo:margin-left="-0.007cm" fo:margin-right="-0.009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3"><text:span text:style-name="T1">SANTOSHA</text:span><text:span text:style-name="T2"> </text:span><text:span text:style-name="T3">C</text:span></text:p>
        <text:p text:style-name="P24" loext:marker-style-name="T21"><text:span text:style-name="T18">Bangalore </text:span><text:span text:style-name="T19">| </text:span><text:a xlink:type="simple" xlink:href="mailto:santosha5856@gmail.com" text:style-name="ListLabel_20_37" text:visited-style-name="ListLabel_20_37"><text:span text:style-name="T23">santosha5856@gmail.com</text:span></text:a><text:span text:style-name="T24"> </text:span><text:span text:style-name="T19">| </text:span><text:span text:style-name="T21">7022590204 </text:span><text:a xlink:type="simple" xlink:href="https://www.linkedin.com/in/santosha-c-/" text:style-name="ListLabel_20_38" text:visited-style-name="ListLabel_20_38"><text:span text:style-name="T26">linkedin.com/in/santosha-c-/</text:span></text:a><text:span text:style-name="T88">|</text:span><text:a xlink:type="simple" xlink:href="https://github.com/Santosha2001" text:style-name="ListLabel_20_38" text:visited-style-name="ListLabel_20_38"><text:span text:style-name="T26">github.com/Santosha2001</text:span></text:a></text:p>
        <text:h text:style-name="P10" text:outline-level="2">EDUCATION</text:h>
        <text:p text:style-name="P25" loext:marker-style-name="T32"><draw:custom-shape text:anchor-type="char" draw:z-index="0" draw:name="Graphic 1" draw:style-name="gr1" draw:text-style-name="P47" svg:width="17.626cm" svg:height="0.004cm" svg:x="2cm" svg:y="0.557cm"><text:p/><draw:enhanced-geometry draw:mirror-horizontal="false" draw:mirror-vertical="false" svg:viewBox="0 0 0 0" drawooo:sub-view-size="6344920 0" draw:text-areas="0 0 ?f0 ?f1" draw:type="ooxml-non-primitive" draw:enhanced-path="M 0 0 L 6344920 0 N"><draw:equation draw:name="f0" draw:formula="logwidth"/><draw:equation draw:name="f1" draw:formula="logheight"/></draw:enhanced-geometry></draw:custom-shape><text:span text:style-name="T27">UBDT</text:span><text:span text:style-name="T28"> </text:span><text:span text:style-name="T27">College</text:span><text:span text:style-name="T30"> </text:span><text:span text:style-name="T27">of</text:span><text:span text:style-name="T30"> </text:span><text:span text:style-name="T27">Engineering</text:span><text:span text:style-name="T30"> </text:span><text:span text:style-name="T27">Davanagere</text:span><text:span text:style-name="T32">,</text:span><text:span text:style-name="T33"> </text:span><text:span text:style-name="T32">B.E</text:span><text:span text:style-name="T34"> </text:span><text:span text:style-name="T32">in</text:span><text:span text:style-name="T29"> </text:span><text:span text:style-name="T32">Computer</text:span><text:span text:style-name="T29"> </text:span><text:span text:style-name="T35">Science</text:span><text:span text:style-name="T32"><text:tab/>2019</text:span><text:span text:style-name="T37"> </text:span><text:span text:style-name="T32">–</text:span><text:span text:style-name="T37"> </text:span><text:span text:style-name="T32">May</text:span><text:span text:style-name="T37"> 2023</text:span></text:p>
        <text:list text:style-name="WWNum1">
          <text:list-item>
            <text:p text:style-name="P14" loext:marker-style-name="T32"><text:span text:style-name="T32">GPA:</text:span><text:span text:style-name="T31"> </text:span><text:span text:style-name="T33">7.5</text:span></text:p>
          </text:list-item>
          <text:list-item>
            <text:p text:style-name="P15" loext:marker-style-name="T32"><text:span text:style-name="T27">Stream:</text:span><text:span text:style-name="T28"> </text:span><text:span text:style-name="T32">Computer</text:span><text:span text:style-name="T34"> </text:span><text:span text:style-name="T32">Science</text:span><text:span text:style-name="T29"> </text:span><text:span text:style-name="T32">and</text:span><text:span text:style-name="T29"> </text:span><text:span text:style-name="T35">Engineering</text:span></text:p>
          </text:list-item>
        </text:list>
        <text:p text:style-name="P26" loext:marker-style-name="T32"><text:span text:style-name="T27">Jain</text:span><text:span text:style-name="T30"> </text:span><text:span text:style-name="T27">P</text:span><text:span text:style-name="T39"> </text:span><text:span text:style-name="T27">U</text:span><text:span text:style-name="T30"> </text:span><text:span text:style-name="T27">College</text:span><text:span text:style-name="T38"> </text:span><text:span text:style-name="T36">Moodbidri</text:span><text:span text:style-name="T27"><text:tab/></text:span><text:span text:style-name="T37">2017 </text:span><text:span text:style-name="T32">– 2019</text:span></text:p>
        <text:list text:continue-numbering="true" text:style-name="WWNum1">
          <text:list-item>
            <text:p text:style-name="P14" loext:marker-style-name="T32"><text:span text:style-name="T32">GPA</text:span><text:span text:style-name="T37"> </text:span><text:span text:style-name="T32">/</text:span><text:span text:style-name="T40"> </text:span><text:span text:style-name="T32">%:</text:span><text:span text:style-name="T40"> </text:span><text:span text:style-name="T37">77.33</text:span></text:p>
          </text:list-item>
        </text:list>
        <text:p text:style-name="P27" loext:marker-style-name="T32"><text:span text:style-name="T27">Sri</text:span><text:span text:style-name="T38"> </text:span><text:span text:style-name="T27">M</text:span><text:span text:style-name="T39"> </text:span><text:span text:style-name="T27">D</text:span><text:span text:style-name="T36"> </text:span><text:span text:style-name="T27">R</text:span><text:span text:style-name="T39"> </text:span><text:span text:style-name="T27">S</text:span><text:span text:style-name="T39"> </text:span><text:span text:style-name="T27">School</text:span><text:span text:style-name="T39"> </text:span><text:span text:style-name="T36">Ittigi</text:span><text:span text:style-name="T27"><text:tab/></text:span><text:span text:style-name="T37">2017</text:span></text:p>
        <text:list xml:id="list205826801739737" text:continue-numbering="true" text:style-name="WWNum1">
          <text:list-item>
            <text:p text:style-name="P16" loext:marker-style-name="T32"><text:span text:style-name="T32">GPA</text:span><text:span text:style-name="T37"> </text:span><text:span text:style-name="T32">/</text:span><text:span text:style-name="T40"> </text:span><text:span text:style-name="T32">%:</text:span><text:span text:style-name="T40"> </text:span><text:span text:style-name="T37">94.24</text:span></text:p>
          </text:list-item>
        </text:list>
        <text:p text:style-name="P40" loext:marker-style-name="T32"/>
        <text:h text:style-name="Heading_20_1" text:outline-level="2"><text:span text:style-name="T1">PROFESSIONAL</text:span><text:span text:style-name="T6"> </text:span><text:span text:style-name="T4">SUMMARY</text:span></text:h>
        <text:p text:style-name="P2"><draw:custom-shape text:anchor-type="char" draw:z-index="1" draw:name="Graphic 2" draw:style-name="gr1" draw:text-style-name="P47" svg:width="17.626cm" svg:height="0.004cm" svg:x="1.965cm" svg:y="0.556cm"><text:p/><draw:enhanced-geometry draw:mirror-horizontal="false" draw:mirror-vertical="false" svg:viewBox="0 0 0 0" drawooo:sub-view-size="6344920 0" draw:text-areas="0 0 ?f0 ?f1" draw:type="ooxml-non-primitive" draw:enhanced-path="M 0 0 L 6344920 0 N"><draw:equation draw:name="f0" draw:formula="logwidth"/><draw:equation draw:name="f1" draw:formula="logheight"/></draw:enhanced-geometry></draw:custom-shape><text:span text:style-name="T44">As a motivated and detail-oriented fresher Python developer, I bring a solid foundation in Python programming and a keen interest in developing robust and scalable applications. My academic background in Computer Science, combined with hands-on experience in Python frameworks and libraries, positions me well to contribute effectively to a dynamic development team.</text:span></text:p>
        <text:p text:style-name="P6"/>
        <text:h text:style-name="P11" text:outline-level="2">SKILLS</text:h>
        <text:h text:style-name="P1" text:outline-level="2"><text:span text:style-name="T5"><text:tab/></text:span><text:span text:style-name="T17">Python</text:span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list text:style-name="WWNum2">
                <text:list-item>
                  <text:p text:style-name="P32">Python </text:p>
                </text:list-item>
                <text:list-item>
                  <text:p text:style-name="P33">Flask</text:p>
                </text:list-item>
                <text:list-item>
                  <text:p text:style-name="P34">Tkinter</text:p>
                </text:list-item>
              </text:list>
            </table:table-cell>
            <table:table-cell table:style-name="Table2.A1" office:value-type="string">
              <text:list text:style-name="WWNum3">
                <text:list-item>
                  <text:p text:style-name="P36">SQL</text:p>
                </text:list-item>
                <text:list-item>
                  <text:p text:style-name="P37">Git</text:p>
                </text:list-item>
                <text:list-item>
                  <text:p text:style-name="P35">HTML5<text:span text:style-name="T89"> </text:span>and<text:span text:style-name="T90"> </text:span><text:span text:style-name="T83">CSS3</text:span></text:p>
                </text:list-item>
                <text:list-item>
                  <text:p text:style-name="P38">JavaScript</text:p>
                </text:list-item>
              </text:list>
            </table:table-cell>
            <table:table-cell table:style-name="Table2.A1" office:value-type="string">
              <text:p text:style-name="P39"/>
            </table:table-cell>
          </table:table-row>
        </table:table>
        <text:p text:style-name="P31"/>
        <text:p text:style-name="P28" loext:marker-style-name="T80"><text:span text:style-name="T7">SKILLS</text:span><text:span text:style-name="T8"> </text:span><text:span text:style-name="T9">SUMMARY</text:span></text:p>
        <text:p text:style-name="P5"><draw:custom-shape text:anchor-type="char" draw:z-index="2" draw:name="Graphic 3" draw:style-name="gr1" draw:text-style-name="P47" svg:width="17.626cm" svg:height="0.004cm" svg:x="1.965cm" svg:y="0.556cm"><text:p/><draw:enhanced-geometry draw:mirror-horizontal="false" draw:mirror-vertical="false" svg:viewBox="0 0 0 0" drawooo:sub-view-size="6344920 0" draw:text-areas="0 0 ?f0 ?f1" draw:type="ooxml-non-primitive" draw:enhanced-path="M 0 0 L 6344920 0 N"><draw:equation draw:name="f0" draw:formula="logwidth"/><draw:equation draw:name="f1" draw:formula="logheight"/></draw:enhanced-geometry></draw:custom-shape><text:span text:style-name="T82">Python</text:span><text:span text:style-name="T81">:</text:span><text:span text:style-name="T84"> </text:span><text:span text:style-name="T44">Proficient</text:span><text:span text:style-name="T47"> </text:span><text:span text:style-name="T44">in</text:span><text:span text:style-name="T45"> </text:span><text:span text:style-name="T46">Python</text:span><text:span text:style-name="T44">,</text:span><text:span text:style-name="T45"> </text:span><text:span text:style-name="T44">basic</text:span><text:span text:style-name="T47"> </text:span><text:span text:style-name="T44">syntax,</text:span><text:span text:style-name="T45"> </text:span><text:span text:style-name="T44">and</text:span><text:span text:style-name="T50"> </text:span><text:span text:style-name="T44">essential</text:span><text:span text:style-name="T49"> </text:span><text:span text:style-name="T51">libraries.</text:span></text:p>
        <text:p text:style-name="P3"><text:span text:style-name="T81">F</text:span><text:span text:style-name="T82">lask</text:span><text:span text:style-name="T81">: </text:span><text:span text:style-name="T44">Proficient <text:s/>in the </text:span><text:span text:style-name="T78">Flask</text:span><text:span text:style-name="T44">, and building robust, scalable, and maintainable enterprise applications using </text:span><text:span text:style-name="T79">Flask</text:span><text:span text:style-name="T44">.</text:span></text:p>
        <text:p text:style-name="P4"><text:span text:style-name="T81">SQL:</text:span><text:span text:style-name="T85"> </text:span><text:span text:style-name="T44">Proficient</text:span><text:span text:style-name="T55"> </text:span><text:span text:style-name="T44">in</text:span><text:span text:style-name="T47"> </text:span><text:span text:style-name="T44">SQL,</text:span><text:span text:style-name="T47"> </text:span><text:span text:style-name="T44">with</text:span><text:span text:style-name="T45"> </text:span><text:span text:style-name="T44">a</text:span><text:span text:style-name="T47"> </text:span><text:span text:style-name="T44">strong</text:span><text:span text:style-name="T54"> </text:span><text:span text:style-name="T44">understanding</text:span><text:span text:style-name="T47"> </text:span><text:span text:style-name="T44">of</text:span><text:span text:style-name="T47"> </text:span><text:span text:style-name="T44">querying,</text:span><text:span text:style-name="T45"> </text:span><text:span text:style-name="T44">manipulating,</text:span><text:span text:style-name="T47"> </text:span><text:span text:style-name="T44">and</text:span><text:span text:style-name="T51"> </text:span><text:span text:style-name="T44">managing</text:span><text:span text:style-name="T47"> </text:span><text:span text:style-name="T45">data.</text:span></text:p>
      </text:section>
      <text:p text:style-name="P9"><text:span text:style-name="T25"/></text:p>
      <text:p text:style-name="P9"><text:span text:style-name="T25"/></text:p>
      <text:h text:style-name="P12" text:outline-level="2">PROJECTS</text:h>
      <text:p text:style-name="P30" loext:marker-style-name="T21"><draw:custom-shape text:anchor-type="char" draw:z-index="3" draw:name="Graphic 5" draw:style-name="gr1" draw:text-style-name="P47" svg:width="17.626cm" svg:height="0.004cm" svg:x="1.965cm" svg:y="0.559cm"><text:p/><draw:enhanced-geometry draw:mirror-horizontal="false" draw:mirror-vertical="false" svg:viewBox="0 0 0 0" drawooo:sub-view-size="6344920 0" draw:text-areas="0 0 ?f0 ?f1" draw:type="ooxml-non-primitive" draw:enhanced-path="M 0 0 L 6344920 0 N"><draw:equation draw:name="f0" draw:formula="logwidth"/><draw:equation draw:name="f1" draw:formula="logheight"/></draw:enhanced-geometry></draw:custom-shape><text:span text:style-name="T12">Unified Game-Zone</text:span><text:span text:style-name="T11"> <text:s text:c="58"/></text:span></text:p>
      <text:list text:continue-list="list205826801739737" text:style-name="WWNum1">
        <text:list-item>
          <text:list>
            <text:list-item>
              <text:p text:style-name="P22"><text:soft-page-break/><text:span text:style-name="T52">Unified Game Zone is a Python-based application with a Tkinter user interface, offering a variety of mini-games designed to improve cognitive abilities and IQ. </text:span></text:p>
            </text:list-item>
            <text:list-item>
              <text:p text:style-name="P23"><text:span text:style-name="T51">The platform includes classic and engaging games such as Tic Tac Toe, Dots and Joins, and a Quiz game, with additional games that test logical reasoning, memory, and problem-solving skills. </text:span></text:p>
            </text:list-item>
            <text:list-item>
              <text:p text:style-name="P23"><text:span text:style-name="T51">Unified Game Zone aims to provide an entertaining yet mentally stimulating experience for users of all ages, promoting brain activity and cognitive growth.</text:span></text:p>
            </text:list-item>
          </text:list>
        </text:list-item>
      </text:list>
      <text:p text:style-name="P44"/>
      <text:p text:style-name="P45"><text:span text:style-name="T77">Tools</text:span><text:span text:style-name="T48"> </text:span><text:span text:style-name="T77">Used</text:span><text:span text:style-name="T44">:</text:span><text:span text:style-name="T45"> </text:span><text:span text:style-name="T52">Python3, Tkinter</text:span></text:p>
      <text:p text:style-name="P8"/>
      <text:p text:style-name="P29" loext:marker-style-name="T20"><text:span text:style-name="T11">Smart</text:span><text:span text:style-name="T13"> </text:span><text:span text:style-name="T15">Education</text:span><text:span text:style-name="T16"> <text:s text:c="64"/></text:span></text:p>
      <text:p text:style-name="P20"><text:span text:style-name="T51">Smart Education is an interactive and modern learning platform designed to facilitate student assessments and progress tracking.</text:span></text:p>
      <text:p text:style-name="P41"/>
      <text:list text:continue-numbering="true" text:style-name="WWNum1">
        <text:list-item>
          <text:list>
            <text:list-item>
              <text:p text:style-name="P21"><text:span text:style-name="T51">Developed using Flask and Angular, this application provides a seamless experience for both teachers and students. </text:span></text:p>
            </text:list-item>
            <text:list-item>
              <text:p text:style-name="P21"><text:span text:style-name="T51">Teachers can add and manage student profiles, assign quizzes based on subject material, and maintain comprehensive progress reports for each student. </text:span></text:p>
            </text:list-item>
            <text:list-item>
              <text:p text:style-name="P21"><text:span text:style-name="T51">Students can participate in quizzes that reinforce their learning in various subjects, helping them gauge their understanding and retention. </text:span></text:p>
            </text:list-item>
            <text:list-item>
              <text:p text:style-name="P21"><text:span text:style-name="T51">Smart Education promotes an organized and efficient approach to education, allowing teachers to monitor and support student performance effectively.</text:span></text:p>
            </text:list-item>
          </text:list>
        </text:list-item>
      </text:list>
      <text:p text:style-name="P42"/>
      <text:p text:style-name="P43"><text:span text:style-name="T77">Tools</text:span><text:span text:style-name="T56"> </text:span><text:span text:style-name="T77">Used</text:span><text:span text:style-name="T44">:</text:span><text:span text:style-name="T54"> </text:span><text:span text:style-name="T53">Python, Jwt, Angular</text:span></text:p>
      <text:p text:style-name="P7"><text:span text:style-name="T51"/></text:p>
      <text:p text:style-name="P7"><text:span text:style-name="T5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mbria" fo:font-family="Cambria" style:font-family-generic="roman" style:font-pitch="variable" fo:font-size="11pt" fo:language="en" fo:country="US" style:font-name-asian="Cambria1" style:font-family-asian="Cambria" style:font-family-generic-asian="system" style:font-pitch-asian="variable" style:font-size-asian="11pt" style:language-asian="en" style:country-asian="US" style:font-name-complex="Cambria1" style:font-family-complex="Cambria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68cm"/>
      <style:text-properties style:font-name="Cambria" fo:font-family="Cambria" style:font-family-generic="roman" style:font-pitch="variable" fo:font-size="14pt" fo:language="en" fo:country="US" fo:font-weight="bold" style:font-name-asian="Cambria1" style:font-family-asian="Cambria" style:font-family-generic-asian="system" style:font-pitch-asian="variable" style:font-size-asian="14pt" style:language-asian="en" style:country-asian="US" style:font-weight-asian="bold" style:font-name-complex="Cambria1" style:font-family-complex="Cambria" style:font-family-generic-complex="system" style:font-pitch-complex="variable" style:font-size-complex="14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0.034cm" fo:margin-top="0.125cm" fo:margin-bottom="0cm" style:contextual-spacing="false" fo:text-align="center" style:justify-single-word="false"/>
      <style:text-properties style:font-name="Cambria" fo:font-family="Cambria" style:font-family-generic="roman" style:font-pitch="variable" fo:font-size="25pt" fo:language="en" fo:country="US" fo:font-weight="bold" style:font-name-asian="Cambria1" style:font-family-asian="Cambria" style:font-family-generic-asian="system" style:font-pitch-asian="variable" style:font-size-asian="25pt" style:language-asian="en" style:country-asian="US" style:font-weight-asian="bold" style:font-name-complex="Cambria1" style:font-family-complex="Cambria" style:font-family-generic-complex="system" style:font-pitch-complex="variable" style:font-size-complex="25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593cm" fo:text-indent="-0.72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1.549cm" fo:margin-top="0.019cm" fo:margin-bottom="0cm" style:contextual-spacing="false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etter-spacing="normal" fo:language="en" fo:country="US" fo:font-style="normal" fo:font-weight="normal" style:font-name-asian="Symbol2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2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etter-spacing="normal" fo:language="en" fo:country="US" fo:font-style="normal" fo:font-weight="normal" style:font-name-asian="Symbol2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2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font-size="11pt" fo:letter-spacing="normal" fo:language="en" fo:country="US" fo:font-style="normal" fo:font-weight="normal" style:font-name-asian="Symbol2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2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font-size="9pt" fo:letter-spacing="normal" fo:language="en" fo:country="US" fo:font-style="italic" fo:font-weight="normal" style:font-name-asian="Calibri2" style:font-family-asian="Calibri" style:font-family-generic-asian="system" style:font-pitch-asian="variable" style:font-size-asian="9pt" style:language-asian="en" style:country-asian="US" style:font-style-asian="italic" style:font-weight-asian="normal" style:font-name-complex="Calibri2" style:font-family-complex="Calibri" style:font-family-generic-complex="system" style:font-pitch-complex="variable" style:font-size-complex="9pt" style:language-complex="ar" style:country-complex="SA" style:font-style-complex="italic" style:font-weight-complex="normal" style:text-scale="100%"/>
    </style:style>
    <style:style style:name="ListLabel_20_29" style:display-name="ListLabel 29" style:family="text">
      <style:text-properties fo:letter-spacing="normal" fo:language="en" fo:country="US" style:font-name-asian="Symbol2" style:font-family-asian="Symbol" style:font-family-generic-asian="system" style:font-pitch-asian="variable" style:language-asian="en" style:country-asian="US" style:font-name-complex="Symbol2" style:font-family-complex="Symbol" style:font-family-generic-complex="system" style:font-pitch-complex="variable" style:language-complex="ar" style:country-complex="SA" style:text-scale="100%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color="#0462c1" loext:opacity="100%" fo:font-size="11pt" fo:font-style="italic" style:text-underline-style="solid" style:text-underline-width="auto" style:text-underline-color="#0462c1" style:font-size-asian="11pt" style:font-style-asian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38" style:display-name="ListLabel 38" style:family="text">
      <style:text-properties fo:color="#0462c1" loext:opacity="100%" fo:font-size="11pt" style:text-underline-style="solid" style:text-underline-width="auto" style:text-underline-color="#0462c1" style:font-size-asian="11pt"/>
    </style:style>
    <style:style style:name="ListLabel_20_39" style:display-name="ListLabel 39" style:family="text">
      <style:text-properties fo:color="#0462c1" loext:opacity="100%" fo:font-size="10pt" fo:letter-spacing="-0.004cm" style:text-underline-style="solid" style:text-underline-width="auto" style:text-underline-color="#0462c1" fo:font-weight="bold" style:font-size-asian="10pt" style:font-weight-asian="bold"/>
    </style:style>
    <style:style style:name="ListLabel_20_40" style:display-name="ListLabel 40" style:family="text">
      <style:text-properties fo:color="#944f71" loext:opacity="100%" fo:font-size="11pt" fo:letter-spacing="-0.004cm" fo:font-style="italic" fo:font-weight="bold" style:font-size-asian="11pt" style:font-style-asian="italic" style:font-weight-asian="bold"/>
    </style:style>
    <style:style style:name="ListLabel_20_41" style:display-name="ListLabel 41" style:family="text">
      <style:text-properties fo:font-size="11pt" fo:letter-spacing="-0.004cm" fo:font-style="italic" fo:font-weight="bold" style:font-size-asian="11pt" style:font-style-asian="italic" style:font-weight-asian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27cm"/>
        </style:list-level-properties>
        <style:text-properties style:font-name="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6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6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3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47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0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34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78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2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21cm"/>
        </style:list-level-properties>
        <style:text-properties style:font-name="Symbol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0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448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861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68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101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14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549cm"/>
        </style:list-level-properties>
        <style:text-properties style:font-name="Symbol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74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397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82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44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66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09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14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34cm" fo:margin-left="0.596cm"/>
        </style:list-level-properties>
        <style:text-properties fo:font-family="Calibri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725cm" fo:margin-left="1.506cm"/>
        </style:list-level-properties>
        <style:text-properties style:font-name="Symbol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3.358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5.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7.043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8.885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10.728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12.569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725cm" fo:margin-left="14.41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87cm" fo:margin-bottom="0.494cm" fo:margin-left="1.729cm" fo:margin-right="1.7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834cm" fo:margin-bottom="0.494cm" fo:margin-left="1.729cm" fo:margin-right="1.764cm" style:writing-mode="lr-tb" style:layout-grid-color="#c0c0c0" style:layout-grid-lines="256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Doe</meta:initial-creator>
    <dc:title>John Doe's CV</dc:title>
    <meta:creation-date>2024-10-23T14:46:41</meta:creation-date>
    <dc:date>2024-11-08T20:58:24.749325850</dc:date>
    <meta:editing-duration>PT22M10S</meta:editing-duration>
    <meta:generator>LibreOffice/24.2.6.2$Linux_X86_64 LibreOffice_project/420$Build-2</meta:generator>
    <meta:editing-cycles>4</meta:editing-cycles>
    <meta:print-date>2024-10-23T20:35:45.813752433</meta:print-date>
    <meta:printed-by>PDF files</meta:printed-by>
    <meta:document-statistic meta:table-count="1" meta:image-count="0" meta:object-count="0" meta:page-count="2" meta:paragraph-count="38" meta:word-count="357" meta:character-count="2515" meta:non-whitespace-character-count="2080"/>
    <meta:user-defined meta:name="AppVersion">12.0000</meta:user-defined>
    <meta:user-defined meta:name="Created" meta:value-type="date">2024-09-08T00:00:00</meta:user-defined>
    <meta:user-defined meta:name="Creator">Microsoft® Word 2019</meta:user-defined>
    <meta:user-defined meta:name="LastSaved" meta:value-type="date">2024-10-23T00:00:00</meta:user-defined>
    <meta:user-defined meta:name="Producer" meta:value-type="string">Microsoft® Word 2019</meta:user-defined>
    <meta:template xlink:type="simple" xlink:actuate="onRequest" xlink:title="Normal" xlink:href=""/>
  </office:meta>
</office:document-meta>
</file>